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09cm"/>
    </style:style>
    <style:style style:name="co4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fr" number:country="BE">
      <number:number number:min-integer-digits="1"/>
    </number:number-style>
    <style:style style:name="ce1" style:family="table-cell" style:parent-style-name="Default">
      <style:table-cell-properties fo:border="0.99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00">
      <style:table-cell-properties fo:border="0.99pt solid #000000"/>
    </style:style>
    <style:style style:name="ce6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 table:number-columns-spanned="3" table:number-rows-spanned="1">
            <text:p>Laboratoire 1 : mesures et instrumentation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3" table:number-rows-spanned="1">
            <text:p>Nom :</text:p>
          </table:table-cell>
          <table:covered-table-cell table:number-columns-repeated="2" table:style-name="ce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3" table:number-rows-spanned="1">
            <text:p>Prénom :</text:p>
          </table:table-cell>
          <table:covered-table-cell table:number-columns-repeated="2" table:style-name="ce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3" table:number-rows-spanned="1">
            <text:p>Matricule :</text:p>
          </table:table-cell>
          <table:covered-table-cell table:number-columns-repeated="2" table:style-name="ce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3" table:number-rows-spanned="1">
            <text:p>Groupe :</text:p>
          </table:table-cell>
          <table:covered-table-cell table:number-columns-repeated="2" table:style-name="ce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3" table:number-rows-spanned="1">
            <text:p>Poste de travail : </text:p>
          </table:table-cell>
          <table:covered-table-cell table:number-columns-repeated="2" table:style-name="ce1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1.3.1 Contrôle de la source de tension variabl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source de tension </text:p>
          </table:table-cell>
          <table:table-cell table:style-name="ce2" office:value-type="string" calcext:value-type="string">
            <text:p>voltmètre</text:p>
          </table:table-cell>
          <table:table-cell table:number-columns-repeated="3"/>
        </table:table-row>
        <table:table-row table:style-name="ro2" table:number-rows-repeated="3">
          <table:table-cell table:style-name="ce2" table:number-columns-repeated="2"/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1.3.2 Mesure de la caractéristique d'une résistanc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"/>
          <table:table-cell table:style-name="ce1" office:value-type="string" calcext:value-type="string">
            <text:p>R1 (k<text:span text:style-name="T1">Ω)</text:span>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valeur nominale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1" office:value-type="string" calcext:value-type="string">
            <text:p>ohmètre</text:p>
          </table:table-cell>
          <table:table-cell table:style-name="ce1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number-columns-repeated="3"/>
          <table:table-cell>
            <draw:frame table:end-cell-address="Sheet1.K45" table:end-x="0.279cm" table:end-y="0.299cm" draw:z-index="0" draw:style-name="gr1" draw:text-style-name="P1" svg:width="15.999cm" svg:height="10.659cm" svg:x="0.102cm" svg:y="-0.426cm">
              <draw:object draw:notify-on-update-of-ranges="Sheet1.A25:Sheet1.A34 Sheet1.B24:Sheet1.B24 Sheet1.B25:Sheet1.B3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table:style-name="ce1" office:value-type="string" calcext:value-type="string">
            <text:p>tension (V)</text:p>
          </table:table-cell>
          <table:table-cell table:style-name="ce1" office:value-type="string" calcext:value-type="string">
            <text:p>courant (mA)</text:p>
          </table:table-cell>
          <table:table-cell table:number-columns-repeated="3"/>
        </table:table-row>
        <table:table-row table:style-name="ro2" table:number-rows-repeated="10">
          <table:table-cell table:style-name="ce3" table:number-columns-repeated="2"/>
          <table:table-cell table:number-columns-repeated="3"/>
        </table:table-row>
        <table:table-row table:style-name="ro2" table:number-rows-repeated="14"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 calcext:value-type="string">
            <text:p>Pente : </text:p>
          </table:table-cell>
          <table:table-cell table:style-name="ce5" table:formula="of:=SLOPE([.B25:.B34];[.A25:.A34])" office:value-type="string" office:string-value="" calcext:value-type="error">
            <text:p>#VALUE!</text:p>
          </table:table-cell>
        </table:table-row>
        <table:table-row table:style-name="ro2" table:number-rows-repeated="7">
          <table:table-cell table:number-columns-repeated="5"/>
        </table:table-row>
        <table:table-row table:style-name="ro2">
          <table:table-cell office:value-type="string" calcext:value-type="string">
            <text:p>1.3.3 Montage en série et en parallèl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"/>
          <table:table-cell table:style-name="ce1" office:value-type="string" calcext:value-type="string">
            <text:p>R1 (k<text:span text:style-name="T1">Ω)</text:span></text:p>
          </table:table-cell>
          <table:table-cell table:style-name="ce1" office:value-type="string" calcext:value-type="string">
            <text:p>R2 (k<text:span text:style-name="T1">Ω)</text:span>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valeur nominale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ohmètre</text:p>
          </table:table-cell>
          <table:table-cell table:style-name="ce1" table:number-columns-repeated="2"/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Montage en série</text:p>
          </table:table-cell>
          <table:table-cell table:number-columns-repeated="4"/>
        </table:table-row>
        <table:table-row table:style-name="ro2">
          <table:table-cell table:number-columns-repeated="3"/>
          <table:table-cell>
            <draw:frame table:end-cell-address="Sheet1.K87" table:end-x="0.324cm" table:end-y="0.205cm" draw:z-index="1" draw:style-name="gr1" draw:text-style-name="P1" svg:width="16.021cm" svg:height="12.262cm" svg:x="0.125cm" svg:y="-2.121cm">
              <draw:object draw:notify-on-update-of-ranges="Sheet1.A67:Sheet1.A76 Sheet1.B66:Sheet1.B66 Sheet1.B67:Sheet1.B7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2">
          <table:table-cell table:style-name="ce1" office:value-type="string" calcext:value-type="string">
            <text:p>tension (V)</text:p>
          </table:table-cell>
          <table:table-cell table:style-name="ce1" office:value-type="string" calcext:value-type="string">
            <text:p>courant (mA)</text:p>
          </table:table-cell>
          <table:table-cell table:number-columns-repeated="3"/>
        </table:table-row>
        <table:table-row table:style-name="ro2" table:number-rows-repeated="10">
          <table:table-cell table:style-name="ce3" table:number-columns-repeated="2"/>
          <table:table-cell table:number-columns-repeated="3"/>
        </table:table-row>
        <table:table-row table:style-name="ro2" table:number-rows-repeated="13"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 calcext:value-type="string">
            <text:p>Pente : </text:p>
          </table:table-cell>
          <table:table-cell table:style-name="ce5" table:formula="of:=SLOPE([.B67:.B76];[.A67:.A76])" office:value-type="string" office:string-value="" calcext:value-type="error">
            <text:p>#VALUE!</text:p>
          </table:table-cell>
        </table:table-row>
        <table:table-row table:style-name="ro2" table:number-rows-repeated="10">
          <table:table-cell table:number-columns-repeated="5"/>
        </table:table-row>
        <table:table-row table:style-name="ro2">
          <table:table-cell office:value-type="string" calcext:value-type="string">
            <text:p>Montage en parallèle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" office:value-type="string" calcext:value-type="string">
            <text:p>tension (V)</text:p>
          </table:table-cell>
          <table:table-cell table:style-name="ce1" office:value-type="string" calcext:value-type="string">
            <text:p>courant (mA)</text:p>
          </table:table-cell>
          <table:table-cell/>
          <table:table-cell>
            <draw:frame table:end-cell-address="Sheet1.K126" table:end-x="0.273cm" table:end-y="0.012cm" draw:z-index="2" draw:style-name="gr1" draw:text-style-name="P1" svg:width="16.014cm" svg:height="13.74cm" svg:x="0.081cm" svg:y="-3.794cm">
              <draw:object draw:notify-on-update-of-ranges="Sheet1.A105:Sheet1.A114 Sheet1.B104:Sheet1.B104 Sheet1.B105:Sheet1.B1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 table:number-rows-repeated="10">
          <table:table-cell table:style-name="ce3" table:number-columns-repeated="2"/>
          <table:table-cell table:number-columns-repeated="3"/>
        </table:table-row>
        <table:table-row table:style-name="ro2" table:number-rows-repeated="14"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 calcext:value-type="string">
            <text:p>Pente : </text:p>
          </table:table-cell>
          <table:table-cell table:style-name="ce5" table:formula="of:=SLOPE([.B105:.B114];[.A105:.A114])" office:value-type="string" office:string-value="" calcext:value-type="error">
            <text:p>#VALUE!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name-asian="Tahoma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53:27.328297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2-10T10:41:57</meta:creation-date>
    <dc:date>2021-02-18T17:01:17.704697660</dc:date>
    <meta:editing-duration>PT1H34M33S</meta:editing-duration>
    <meta:editing-cycles>21</meta:editing-cycles>
    <meta:generator>LibreOffice/6.4.3.2$MacOSX_X86_64 LibreOffice_project/747b5d0ebf89f41c860ec2a39efd7cb15b54f2d8</meta:generator>
    <meta:document-statistic meta:table-count="3" meta:cell-count="32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type="linear"/>
      <style:graphic-properties draw:stroke-dash="Ultrafine_20_Dashed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5cm" svg:height="9.001cm" xlink:href=".." xlink:type="simple" chart:class="chart:scatter" chart:style-name="ch1">
        <chart:title svg:x="3.413cm" svg:y="0.316cm" chart:style-name="ch2">
          <text:p>Caractéristique I-U d'une résistance ohmique</text:p>
        </chart:title>
        <chart:legend chart:legend-position="end" svg:x="11.269cm" svg:y="3.967cm" style:legend-expansion="high" chart:style-name="ch3"/>
        <chart:plot-area chart:style-name="ch4" table:cell-range-address="Sheet1.A25:Sheet1.B34 Sheet1.B24:Sheet1.B24" chart:data-source-has-labels="row" svg:x="1.32cm" svg:y="1.267cm" svg:width="9.63cm" svg:height="6.583cm">
          <chartooo:coordinate-region svg:x="1.773cm" svg:y="1.459cm" svg:width="8.77cm" svg:height="5.759cm"/>
          <chart:axis chart:dimension="x" chart:name="primary-x" chart:style-name="ch5">
            <chart:title svg:x="5.752cm" svg:y="8.03cm" chart:style-name="ch6">
              <text:p>U(V)</text:p>
            </chart:title>
            <chart:grid chart:style-name="ch7" chart:class="major"/>
          </chart:axis>
          <chart:axis chart:dimension="y" chart:name="primary-y" chart:style-name="ch5">
            <chart:title svg:x="0.451cm" svg:y="5.009cm" chart:style-name="ch8">
              <text:p>I(mA)</text:p>
            </chart:title>
            <chart:grid chart:style-name="ch7" chart:class="major"/>
          </chart:axis>
          <chart:series chart:style-name="ch9" chart:values-cell-range-address="Sheet1.B25:Sheet1.B34" chart:label-cell-address="Sheet1.B24:Sheet1.B24" chart:class="chart:scatter">
            <chart:domain table:cell-range-address="Sheet1.A25:Sheet1.A34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rant (mA)</text:p>
                <draw:g>
                  <svg:desc>Sheet1.B24:Sheet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25:Sheet1.A34</svg:desc>
                </draw:g>
              </table:table-cell>
              <table:table-cell office:value-type="float" office:value="NaN">
                <text:p>NaN</text:p>
                <draw:g>
                  <svg:desc>Sheet1.B25:Sheet1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3cm" xlink:href=".." xlink:type="simple" chart:class="chart:scatter" chart:style-name="ch1">
        <chart:title svg:x="4.233cm" svg:y="0.316cm" chart:style-name="ch2">
          <text:p>Caractéristique I-U montage en série</text:p>
        </chart:title>
        <chart:legend chart:legend-position="end" svg:x="11.291cm" svg:y="3.968cm" style:legend-expansion="high" chart:style-name="ch3"/>
        <chart:plot-area chart:style-name="ch4" table:cell-range-address="Sheet1.A67:Sheet1.B76 Sheet1.B66:Sheet1.B66" chart:data-source-has-labels="row" svg:x="0.32cm" svg:y="1.267cm" svg:width="10.651cm" svg:height="7.556cm">
          <chartooo:coordinate-region svg:x="0.773cm" svg:y="1.459cm" svg:width="9.791cm" svg:height="6.73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7:Sheet1.B76" chart:label-cell-address="Sheet1.B66:Sheet1.B66" chart:class="chart:scatter">
            <chart:domain table:cell-range-address="Sheet1.A67:Sheet1.A76"/>
            <chart:regression-curve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rant (mA)</text:p>
                <draw:g>
                  <svg:desc>Sheet1.B66:Sheet1.B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67:Sheet1.A76</svg:desc>
                </draw:g>
              </table:table-cell>
              <table:table-cell office:value-type="float" office:value="NaN">
                <text:p>NaN</text:p>
                <draw:g>
                  <svg:desc>Sheet1.B67:Sheet1.B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82cm" svg:y="0.316cm" chart:style-name="ch2">
          <text:p>Caractéristique I-U montage en parallèle</text:p>
        </chart:title>
        <chart:legend chart:legend-position="end" svg:x="11.284cm" svg:y="3.967cm" style:legend-expansion="high" chart:style-name="ch3"/>
        <chart:plot-area chart:style-name="ch4" table:cell-range-address="Sheet1.A105:Sheet1.B114 Sheet1.B104:Sheet1.B104" chart:data-source-has-labels="row" svg:x="1.321cm" svg:y="1.267cm" svg:width="9.643cm" svg:height="6.582cm">
          <chartooo:coordinate-region svg:x="1.774cm" svg:y="1.459cm" svg:width="8.783cm" svg:height="5.758cm"/>
          <chart:axis chart:dimension="x" chart:name="primary-x" chart:style-name="ch5">
            <chart:title svg:x="5.759cm" svg:y="8.029cm" chart:style-name="ch6">
              <text:p>U(V)</text:p>
            </chart:title>
            <chart:grid chart:style-name="ch7" chart:class="major"/>
          </chart:axis>
          <chart:axis chart:dimension="y" chart:name="primary-y" chart:style-name="ch5">
            <chart:title svg:x="0.451cm" svg:y="5.009cm" chart:style-name="ch8">
              <text:p>I(mA)</text:p>
            </chart:title>
            <chart:grid chart:style-name="ch7" chart:class="major"/>
          </chart:axis>
          <chart:series chart:style-name="ch9" chart:values-cell-range-address="Sheet1.B105:Sheet1.B114" chart:label-cell-address="Sheet1.B104:Sheet1.B104" chart:class="chart:scatter">
            <chart:domain table:cell-range-address="Sheet1.A105:Sheet1.A114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rant (mA)</text:p>
                <draw:g>
                  <svg:desc>Sheet1.B104:Sheet1.B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05:Sheet1.A114</svg:desc>
                </draw:g>
              </table:table-cell>
              <table:table-cell office:value-type="float" office:value="NaN">
                <text:p>NaN</text:p>
                <draw:g>
                  <svg:desc>Sheet1.B105:Sheet1.B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